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rimientos no funcionales</text:p>
      <text:p text:style-name="Standard">Restricciones</text:p>
      <text:p text:style-name="Standard">1-El sistema no sustituirá a la Academia, tampoco sustituirá el firmado de reportes y oficio ya que esto está declarado en el estatuto. Requerimiento organizacional, es por fuerza que la academia debe de participar en ciertos procesos del SS.</text:p>
      <text:p text:style-name="Standard">2.-Requerirá una conexión a Internet. Requerimiento del producto, no se ve a simple vista pero el sistema requiere de conexión a internet para poder <text:s/>ser utilizado.</text:p>
      <text:p text:style-name="Standard">Suposiciones y dependencias</text:p>
      <text:p text:style-name="Standard">3.-El sistema será implementado de manera que sea multiplataforma. Requerimiento de portabilidad, esto se refiera a que pueda ser soportado en diferentes plataformas para la comodidad de quienes usan el sistema.</text:p>
      <text:p text:style-name="Standard">4.-No requerirá que los usuarios tengan una preparación especial para el uso del sistema. Requerimientos de usabilidad, el sistema debe de ser intuitivo lo que lo hará<text:bookmark text:name="_GoBack"/> manejable y se identificaran los elementos que los componen, con iconos que sean familiares o entendibles a simple vista como ejemp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IN</meta:initial-creator>
    <dc:creator>Edwin </dc:creator>
    <meta:editing-cycles>2</meta:editing-cycles>
    <meta:creation-date>2015-11-06T05:10:00</meta:creation-date>
    <dc:date>2015-11-11T11:43:47.46</dc:date>
    <meta:editing-duration>PT2M20S</meta:editing-duration>
    <meta:generator>OpenOffice/4.1.2$Win32 OpenOffice.org_project/412m3$Build-9782</meta:generator>
    <meta:document-statistic meta:table-count="0" meta:image-count="0" meta:object-count="0" meta:page-count="1" meta:paragraph-count="7" meta:word-count="151" meta:character-count="9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